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list-style-name="L1">
      <style:text-properties fo:font-size="12pt" fo:font-weight="normal" style:font-size-asian="12pt" style:font-weight-asian="normal" style:font-size-complex="12pt" style:font-weight-complex="normal"/>
    </style:style>
    <style:style style:name="P5" style:family="paragraph" style:parent-style-name="Standard" style:list-style-name="L2">
      <style:text-properties fo:font-size="12pt" fo:font-weight="normal" style:font-size-asian="12pt" style:font-weight-asian="normal" style:font-size-complex="12pt" style:font-weight-complex="normal"/>
    </style:style>
    <style:style style:name="P6" style:family="paragraph" style:parent-style-name="Standard" style:list-style-name="L3">
      <style:text-properties fo:font-size="12pt" fo:font-weight="normal" style:font-size-asian="12pt" style:font-weight-asian="normal" style:font-size-complex="12pt" style:font-weight-complex="normal"/>
    </style:style>
    <style:style style:name="P7" style:family="paragraph" style:parent-style-name="Standard" style:list-style-name="L4">
      <style:text-properties fo:font-size="12pt" fo:font-weight="normal" style:font-size-asian="12pt" style:font-weight-asian="normal" style:font-size-complex="12pt" style:font-weight-complex="normal"/>
    </style:style>
    <style:style style:name="P8" style:family="paragraph" style:parent-style-name="Standard" style:list-style-name="L5">
      <style:text-properties fo:font-size="12pt" fo:font-weight="normal" style:font-size-asian="12pt" style:font-weight-asian="normal" style:font-size-complex="12pt" style:font-weight-complex="normal"/>
    </style:style>
    <style:style style:name="P9" style:family="paragraph" style:parent-style-name="Standard" style:list-style-name="L6">
      <style:text-properties fo:font-size="12pt" fo:font-weight="normal" style:font-size-asian="12pt" style:font-weight-asian="normal" style:font-size-complex="12pt" style:font-weight-complex="normal"/>
    </style:style>
    <style:style style:name="P10" style:family="paragraph" style:parent-style-name="Standard" style:list-style-name="L7">
      <style:text-properties fo:font-size="12pt" fo:font-weight="normal" style:font-size-asian="12pt" style:font-weight-asian="normal" style:font-size-complex="12pt" style:font-weight-complex="normal"/>
    </style:style>
    <style:style style:name="P11" style:family="paragraph" style:parent-style-name="Standard" style:list-style-name="L8">
      <style:text-properties fo:font-size="12pt" fo:font-weight="normal" style:font-size-asian="12pt" style:font-weight-asian="normal" style:font-size-complex="12pt" style:font-weight-complex="normal"/>
    </style:style>
    <style:style style:name="P12" style:family="paragraph" style:parent-style-name="Standard" style:list-style-name="L9">
      <style:text-properties fo:font-size="12pt" fo:font-weight="normal" style:font-size-asian="12pt" style:font-weight-asian="normal" style:font-size-complex="12pt" style:font-weight-complex="normal"/>
    </style:style>
    <style:style style:name="P13" style:family="paragraph" style:parent-style-name="Standard">
      <style:text-properties fo:font-size="12pt" fo:font-weight="bold" style:font-size-asian="12pt" style:font-weight-asian="bold" style:font-size-complex="12pt" style:font-weight-complex="bold"/>
    </style:style>
    <style:style style:name="P14" style:family="paragraph" style:parent-style-name="Standard">
      <style:text-properties fo:font-size="14pt" fo:font-weight="bold" style:font-size-asian="14pt" style:font-weight-asian="bold" style:font-size-complex="14pt" style:font-weight-complex="bold"/>
    </style:style>
    <style:style style:name="P15" style:family="paragraph" style:parent-style-name="Standard">
      <style:paragraph-properties fo:break-before="page"/>
      <style:text-properties fo:font-size="14pt" fo:font-weight="bold" style:font-size-asian="14pt" style:font-weight-asian="bold" style:font-size-complex="14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sion 2</text:p>
      <text:p text:style-name="P1"/>
      <text:p text:style-name="P2">Necessary User Actions</text:p>
      <text:list xml:id="list5744904407802407440" text:style-name="L1">
        <text:list-item>
          <text:p text:style-name="P4">Connect two nodes of the map with a highway.</text:p>
        </text:list-item>
        <text:list-item>
          <text:p text:style-name="P4">Toggle a highway's permission for a resource type.</text:p>
        </text:list-item>
        <text:list-item>
          <text:p text:style-name="P4">Change a highway's priority.</text:p>
        </text:list-item>
        <text:list-item>
          <text:p text:style-name="P4">Remove a highway.</text:p>
        </text:list-item>
        <text:list-item>
          <text:p text:style-name="P4">Set up a construction zone for a resource depot on a map node.</text:p>
        </text:list-item>
        <text:list-item>
          <text:p text:style-name="P4">Destroy a construction zone.</text:p>
        </text:list-item>
        <text:list-item>
          <text:p text:style-name="P4">Destroy a society whose complexity is farmlands.</text:p>
        </text:list-item>
        <text:list-item>
          <text:p text:style-name="P4">Set up an upgrade zone around a highway that will upgrade it to an improved highway.</text:p>
        </text:list-item>
        <text:list-item>
          <text:p text:style-name="P4">Retrieve information about a society.</text:p>
        </text:list-item>
        <text:list-item>
          <text:p text:style-name="P4">Retrieve information about a highway.</text:p>
        </text:list-item>
        <text:list-item>
          <text:p text:style-name="P4">Retrieve information about a resource depot.</text:p>
        </text:list-item>
      </text:list>
      <text:p text:style-name="P3"/>
      <text:p text:style-name="P15">Version 3</text:p>
      <text:p text:style-name="P1"/>
      <text:p text:style-name="P2">Farmlands</text:p>
      <text:list xml:id="list2744861819070550898" text:style-name="L2">
        <text:list-item>
          <text:p text:style-name="P5">Produces 1 food per turn.</text:p>
        </text:list-item>
        <text:list-item>
          <text:p text:style-name="P5">Needs nothing.</text:p>
        </text:list-item>
        <text:list-item>
          <text:p text:style-name="P5">Wants 1 yellow OR 1 white OR 1 blue per turn.</text:p>
        </text:list-item>
        <text:list-item>
          <text:p text:style-name="P5">Cannot ascend.</text:p>
        </text:list-item>
        <text:list-item>
          <text:p text:style-name="P5">Can be cleared into empty land at will.</text:p>
        </text:list-item>
      </text:list>
      <text:p text:style-name="P2"/>
      <text:p text:style-name="P2">Villages</text:p>
      <text:list xml:id="list6825249587663398036" text:style-name="L3">
        <text:list-item>
          <text:p text:style-name="P6">Produces 1 yellow per turn.</text:p>
        </text:list-item>
        <text:list-item>
          <text:p text:style-name="P6">Needs 2 food per turn.</text:p>
        </text:list-item>
        <text:list-item>
          <text:p text:style-name="P6">Wants 1 white OR 1 blue per turn.</text:p>
        </text:list-item>
        <text:list-item>
          <text:p text:style-name="P6">Will ascend into a town when it has 8 food and 4 yellow</text:p>
        </text:list-item>
      </text:list>
      <text:p text:style-name="P2"/>
      <text:p text:style-name="P2">Towns</text:p>
      <text:list xml:id="list5864639483806409854" text:style-name="L4">
        <text:list-item>
          <text:p text:style-name="P7">Produces 2 white per turn.</text:p>
        </text:list-item>
        <text:list-item>
          <text:p text:style-name="P7">Needs 4 food and 2 yellow per turn.</text:p>
        </text:list-item>
        <text:list-item>
          <text:p text:style-name="P7">Wants 1 blue per turn.</text:p>
        </text:list-item>
        <text:list-item>
          <text:p text:style-name="P7">Will ascend into a city when it has 16 food, 8 yellow, and 8 white</text:p>
        </text:list-item>
      </text:list>
      <text:p text:style-name="P2"/>
      <text:p text:style-name="P2">Cities</text:p>
      <text:list xml:id="list1811210865897371413" text:style-name="L5">
        <text:list-item>
          <text:p text:style-name="P8">Produces 3 blue per turn.</text:p>
        </text:list-item>
        <text:list-item>
          <text:p text:style-name="P8">Needs 8 food, 4 yellow, and 4 white per turn.</text:p>
        </text:list-item>
        <text:list-item>
          <text:p text:style-name="P8">Wants nothing.</text:p>
        </text:list-item>
        <text:list-item>
          <text:p text:style-name="P8">Cannot ascend</text:p>
        </text:list-item>
      </text:list>
      <text:p text:style-name="P2"/>
      <text:p text:style-name="P2">Depots</text:p>
      <text:list xml:id="list4527482218587696258" text:style-name="L6">
        <text:list-item>
          <text:p text:style-name="P9">Cost 5 yellow to construct from empty land.</text:p>
        </text:list-item>
        <text:list-item>
          <text:p text:style-name="P9">Can store up to 10 of each resource type.</text:p>
        </text:list-item>
      </text:list>
      <text:p text:style-name="P2"/>
      <text:p text:style-name="P2">Highways</text:p>
      <text:list xml:id="list223861629673822875" text:style-name="L7">
        <text:list-item>
          <text:p text:style-name="P10">Costs nothing to construct on edges.</text:p>
        </text:list-item>
        <text:list-item>
          <text:p text:style-name="P10">Has a capacity of 10.</text:p>
        </text:list-item>
        <text:list-item>
          <text:p text:style-name="P10">Has a pull cooldown of 0.2.</text:p>
        </text:list-item>
        <text:list-item>
          <text:p text:style-name="P10">Has a blob speed of 2.</text:p>
        </text:list-item>
      </text:list>
      <text:p text:style-name="P2"/>
      <text:p text:style-name="P2">Upgraded Highways</text:p>
      <text:list xml:id="list2512559500836889177" text:style-name="L8">
        <text:list-item>
          <text:p text:style-name="P11">Costs 5 blue to upgrade from normal highways.</text:p>
        </text:list-item>
        <text:list-item>
          <text:p text:style-name="P11">Has a capacity of 20.</text:p>
        </text:list-item>
        <text:list-item>
          <text:p text:style-name="P11">Has a pull cooldown of 0.1.</text:p>
        </text:list-item>
        <text:list-item>
          <text:p text:style-name="P11">Has a blob speed of 4.</text:p>
        </text:list-item>
      </text:list>
      <text:p text:style-name="P2"/>
      <text:p text:style-name="P2">Empty Land</text:p>
      <text:list xml:id="list1929859553000269014" text:style-name="L9">
        <text:list-item>
          <text:p text:style-name="P12">Can be converted into farmland with some combination of 5 yellow, white, and blue.</text:p>
        </text:list-item>
        <text:list-item>
          <text:p text:style-name="P12">Can be converted into a village with 8 food.</text:p>
        </text:list-item>
      </text:list>
      <text:p text:style-name="P2"/>
      <text:p text:style-name="P2"/>
      <text:p text:style-name="P2">Observations</text:p>
      <text:p text:style-name="P3">Building stable city configurations takes a lot more space and a lot more time, to the point where I <text:soft-page-break/>really needed to plan out my transportation network and carefully decide how to extract what I needed from the map around me.</text:p>
      <text:p text:style-name="P3"/>
      <text:p text:style-name="P3">The capacity of Highways became something of a limiting factor towards the very end, when I was shipping all of my food and half of my yellow and white through a single long highway. It was actually quite useful to upgrade that highway to increase its speed and capacity, but I found no other use for highway upgrades beyond that.</text:p>
      <text:p text:style-name="P3"/>
      <text:p text:style-name="P3">The increased amount of things to do revealed weaknesses in the UX of the game. It became tedious to make all of those damned priority-changing clicks, especially for configurations where the priorities were obvious. Maybe that's just because I was running through configurations I had already mostly solved, and so often there was no creative input, but I do think that UX and the ease with which the player can declare their intentions is now the limiting aspect of gameplay.</text:p>
      <text:p text:style-name="P3"/>
      <text:p text:style-name="P3">I can significantly cut down on the time it takes to change priorities by pushing the UI that manages it into the normal map mode, rather than hiding it behind a pane that must be selected. It saves a click everytime you want to modify priorities. I might also consider building logic to automate some priority assignment tasks. For instance, automatically setting a Highway connected to a farm to pull food from that BlobSite. That's a much more involved task, but if I could get the transportation network to self-configure even a little bit in simple circumstances, it could do wonders for usability and free players up to take on more interesting challenges.</text:p>
      <text:p text:style-name="P3"/>
      <text:p text:style-name="P3">There was definitely a lot more importance placed in non-farm societies this time. I felt like I spent more of my time trying to carve out spaces for towns and villages than before, and that this was more balanced with the difficulty of carving out space for farms. Part of that was because I'd developed a neighborhood specifically designed for farms (basically a 3x3 grid that I ran a line of ResourceDepots through the middle of), though I suspect one could turn most neighborhoods into reasonably efficient food generators.</text:p>
      <text:p text:style-name="P3"/>
      <text:p text:style-name="P3">The structure of costs makes white feel like the least valuable resources, followed probably by blue. Yellow and food both feel very important (yellow moreso throughout the course of the game, because it's required to build ResourceDepots). There needs to be a good reason to achieve white beyond its utility as a worse yellow replacement and its importance in feeding cities. And there definitely needs to be more purpose to acquiring blue.</text:p>
      <text:p text:style-name="P3"/>
      <text:p text:style-name="P3">I might consider restructuring the way in which HighwayUpgrades work. Instead of having two levels of Highways, I might consider having four: the basic level, one built out of yellow, another out of white, and the last one out of blue. I can then scale the basic level so that it's not really appropriate once you start interacting with lots of resources. That way, players have a reason to collect white: so that they can improve their existing transportation network and prepare it for hosting a city configuration.</text:p>
      <text:p text:style-name="P3"/>
      <text:p text:style-name="P3">It might also be wise to have higher-level pipes incur some sort of small cost. Transportation is completely free as it stands, which means that players have little incentive to minimize travel times and also little incentive not to overuse high-capacity Highways (or build them in the first place). Making transportation for any pipe beyond the most basic one cost resources gives players an outlet for surplus resources and provides another set of tradeoffs: do I want to spend resources on faster pipes, or make do with cheaper ones?</text:p>
      <text:p text:style-name="P3"/>
      <text:p text:style-name="P3">That might be a building candidate: a Highway Manager that maintains all Highways either in a certain distance from its location or simply maintains all highways on the map. The more yellow, white, and blue-requiring highways you have, the more resources the HighwayManager consumes. <text:soft-page-break/>And if you can't supply its needs, all of your expensive Highways slow down. It adds an entirely new type of interaction to the game, an entirely new set of things players need to deal with, and comes with its own set of tradeoff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44M47S</meta:editing-duration>
    <meta:editing-cycles>7</meta:editing-cycles>
    <meta:generator>OpenOffice/4.1.1$Win32 OpenOffice.org_project/411m6$Build-9775</meta:generator>
    <dc:date>2017-04-13T12:47:41.06</dc:date>
    <meta:document-statistic meta:table-count="0" meta:image-count="0" meta:object-count="0" meta:page-count="4" meta:paragraph-count="61" meta:word-count="1057" meta:character-count="5835"/>
    <meta:user-defined meta:name="Info 1"/>
    <meta:user-defined meta:name="Info 2"/>
    <meta:user-defined meta:name="Info 3"/>
    <meta:user-defined meta:name="Info 4"/>
  </office:meta>
</office:document-meta>
</file>